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2"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mal kurz Beschreibung mit Spielablauf</text:p>
      <text:p text:style-name="Standard">Das Verrückte Labyrinth ist ein rundenbasiertes Brettspiel für bis zu 4 Spieler.</text:p>
      <text:p text:style-name="Standard">Am Anfang des Spiels werden 24 Spielkarten gleichmäßig an alle Spieler verteilt.</text:p>
      <text:p text:style-name="Standard">Diese Karten bewahren die Spieler in einem Stapel auf.</text:p>
      <text:p text:style-name="Standard">Auf den Spielkarten sind Objekte zu sehen, die auch auf dem Spielbrett abgedruckt sind.</text:p>
      <text:p text:style-name="Standard">Ziel ist es nun die Figur auf das Feld zu bekommen, auf dem das Motiv der obersten Karte des eigenen Stapels zu sehen ist. Hat man das Ziel erreicht, so zeigt man die Karte vor und darf sich der nächsten Karte widmen. Hat ein Spieler seinen ganzen Stapel abgebaut und seine Figur zurück zum Startpunkt bewegt, so gewinnt er.</text:p>
      <text:p text:style-name="Standard"/>
      <text:p text:style-name="Standard">Das Spielbrett besteht aus sogenannten „Gängekarten“ von denen jede zweite Reihe und Spalte verschoben werden kann.</text:p>
      <text:p text:style-name="Standard"/>
      <text:p text:style-name="Standard">Ein Spielzug besteht aus dem Verschieben der „Gängekarten“ und der Bewegung der eigenen Figur.</text:p>
      <text:p text:style-name="Standard"/>
      <text:p text:style-name="Standard">Beim Verschieben der Gängekarten gilt, dass Figuren, die durch das Verschieben der Gängekarten aus dem Spielbrett geschoben wurden auf der anderen Seite der Reihe / Spalte erscheinen. Dabei ist zu beachten, dass dies nicht als Zug gilt! Dadurch können also keine Karten des Spielers vorgezeigt werden, es sei denn es war ihr eigener Zug.</text:p>
      <text:p text:style-name="Standard">In der zweiten Phase des Zuges lässt sich die eigene Figur bewegen. Dabei kann die Figur unendlich viele Felder ziehen.</text:p>
      <text:p text:style-name="Standard">Am Ende des Zuges kann die oberste Karte des Stapels vorgezeigt werden, wenn die Figur das Objekt auf dem Spielbrett erreicht hat.</text:p>
      <text:p text:style-name="Standard"/>
      <text:p text:style-name="Standard"/>
      <text:p text:style-name="Standard"/>
      <text:p text:style-name="P1">mögliche "Hürden" bei der Bildverarbeitung</text:p>
      <text:p text:style-name="Standard">Die Spielkarten sind normalerweise verdeckt. Durch die Bildverarbeitung müssten diese aufgedeckt werden, was die Regeln brechen würde. </text:p>
      <text:p text:style-name="Standard">(Motive könnten zu klein sein)</text:p>
      <text:p text:style-name="Standard"/>
      <text:p text:style-name="Standard">Spielfiguren sollten einfach zu erkennen sein, da es nur farbige Zylinder sind.</text:p>
      <text:p text:style-name="Standard"/>
      <text:p text:style-name="Standard"/>
      <text:p text:style-name="P1">Einschätzung des Schwierigkeitsgrads der Spiellogik</text:p>
      <text:p text:style-name="P2">Einf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2T23:21:44.51</meta:creation-date>
    <dc:date>2017-04-12T23:56:10.20</dc:date>
    <meta:editing-duration>PT1M50S</meta:editing-duration>
    <meta:editing-cycles>1</meta:editing-cycles>
    <meta:generator>OpenOffice/4.1.3$Win32 OpenOffice.org_project/413m1$Build-9783</meta:generator>
    <meta:document-statistic meta:table-count="0" meta:image-count="0" meta:object-count="0" meta:page-count="1" meta:paragraph-count="17" meta:word-count="282" meta:character-count="1804"/>
  </office:meta>
</office:document-meta>
</file>